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8dd755" style:font-size-asian="10pt" style:font-size-complex="10pt"/>
    </style:style>
    <style:style style:name="P29" style:family="paragraph" style:parent-style-name="Text_20_body">
      <style:text-properties officeooo:rsid="003bdecf" officeooo:paragraph-rsid="003bdecf"/>
    </style:style>
    <style:style style:name="P30" style:family="paragraph" style:parent-style-name="Text_20_body">
      <style:text-properties officeooo:rsid="003ee4dc" officeooo:paragraph-rsid="00600982"/>
    </style:style>
    <style:style style:name="P3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5" style:family="paragraph" style:parent-style-name="Text_20_body">
      <style:text-properties officeooo:rsid="004f5630" officeooo:paragraph-rsid="004f5630"/>
    </style:style>
    <style:style style:name="P36" style:family="paragraph" style:parent-style-name="Text_20_body">
      <style:text-properties officeooo:rsid="004f5630" officeooo:paragraph-rsid="00907ae6"/>
    </style:style>
    <style:style style:name="P37" style:family="paragraph" style:parent-style-name="Text_20_body">
      <style:text-properties officeooo:rsid="004f5630" officeooo:paragraph-rsid="00a7cb9e"/>
    </style:style>
    <style:style style:name="P38" style:family="paragraph" style:parent-style-name="Text_20_body">
      <style:text-properties officeooo:rsid="00528c27" officeooo:paragraph-rsid="00528c27"/>
    </style:style>
    <style:style style:name="P39" style:family="paragraph" style:parent-style-name="Text_20_body">
      <style:text-properties officeooo:rsid="0031b82a" officeooo:paragraph-rsid="0031b82a"/>
    </style:style>
    <style:style style:name="P40" style:family="paragraph" style:parent-style-name="Text_20_body">
      <style:text-properties officeooo:rsid="005b8b12" officeooo:paragraph-rsid="005b8b12"/>
    </style:style>
    <style:style style:name="P41" style:family="paragraph" style:parent-style-name="Text_20_body">
      <style:text-properties officeooo:rsid="005b8b12" officeooo:paragraph-rsid="00828af5"/>
    </style:style>
    <style:style style:name="P42" style:family="paragraph" style:parent-style-name="Text_20_body">
      <style:text-properties officeooo:rsid="00677bff" officeooo:paragraph-rsid="00677bff"/>
    </style:style>
    <style:style style:name="P43" style:family="paragraph" style:parent-style-name="Text_20_body">
      <style:text-properties officeooo:rsid="00677bff" officeooo:paragraph-rsid="0077667d"/>
    </style:style>
    <style:style style:name="P44" style:family="paragraph" style:parent-style-name="Text_20_body">
      <style:text-properties officeooo:rsid="000cf24e" officeooo:paragraph-rsid="0069aeb7"/>
    </style:style>
    <style:style style:name="P45" style:family="paragraph" style:parent-style-name="Text_20_body">
      <style:text-properties officeooo:rsid="000a55a3" officeooo:paragraph-rsid="0069aeb7"/>
    </style:style>
    <style:style style:name="P46" style:family="paragraph" style:parent-style-name="Text_20_body">
      <style:text-properties officeooo:rsid="0011696a" officeooo:paragraph-rsid="0069aeb7"/>
    </style:style>
    <style:style style:name="P47" style:family="paragraph" style:parent-style-name="Text_20_body">
      <style:text-properties officeooo:rsid="001731a4" officeooo:paragraph-rsid="0069aeb7"/>
    </style:style>
    <style:style style:name="P48" style:family="paragraph" style:parent-style-name="Text_20_body">
      <style:text-properties officeooo:rsid="006caa56" officeooo:paragraph-rsid="006caa56"/>
    </style:style>
    <style:style style:name="P49" style:family="paragraph" style:parent-style-name="Text_20_body">
      <style:text-properties officeooo:rsid="00730a20" officeooo:paragraph-rsid="00730a20"/>
    </style:style>
    <style:style style:name="P50" style:family="paragraph" style:parent-style-name="Text_20_body">
      <style:text-properties officeooo:rsid="00406d01" officeooo:paragraph-rsid="00600982"/>
    </style:style>
    <style:style style:name="P51" style:family="paragraph" style:parent-style-name="Text_20_body">
      <style:text-properties officeooo:rsid="002dee93" officeooo:paragraph-rsid="002dee93"/>
    </style:style>
    <style:style style:name="P52" style:family="paragraph" style:parent-style-name="Text_20_body">
      <style:text-properties officeooo:rsid="007b97fc" officeooo:paragraph-rsid="007b97fc"/>
    </style:style>
    <style:style style:name="P53" style:family="paragraph" style:parent-style-name="Text_20_body">
      <style:text-properties officeooo:rsid="0024508c" officeooo:paragraph-rsid="008dd755"/>
    </style:style>
    <style:style style:name="P54" style:family="paragraph" style:parent-style-name="Text_20_body">
      <style:text-properties officeooo:rsid="008dd755" officeooo:paragraph-rsid="008dd755"/>
    </style:style>
    <style:style style:name="P55" style:family="paragraph" style:parent-style-name="Text_20_body">
      <style:text-properties officeooo:rsid="008f152c" officeooo:paragraph-rsid="0090f87d"/>
    </style:style>
    <style:style style:name="P56" style:family="paragraph" style:parent-style-name="Text_20_body">
      <style:text-properties officeooo:rsid="008f152c" officeooo:paragraph-rsid="0090f87d" fo:background-color="transparent"/>
    </style:style>
    <style:style style:name="P57" style:family="paragraph" style:parent-style-name="Text_20_body">
      <style:text-properties officeooo:rsid="0090f87d" officeooo:paragraph-rsid="0090f87d" fo:background-color="transparent"/>
    </style:style>
    <style:style style:name="P58" style:family="paragraph" style:parent-style-name="Text_20_body">
      <style:text-properties officeooo:rsid="0093fe75" officeooo:paragraph-rsid="0093fe75"/>
    </style:style>
    <style:style style:name="P59" style:family="paragraph" style:parent-style-name="Text_20_body">
      <style:text-properties officeooo:rsid="0095664d" officeooo:paragraph-rsid="0095664d"/>
    </style:style>
    <style:style style:name="P60" style:family="paragraph" style:parent-style-name="Text_20_body">
      <style:text-properties officeooo:rsid="0097841a" officeooo:paragraph-rsid="00a1b57c"/>
    </style:style>
    <style:style style:name="P61" style:family="paragraph" style:parent-style-name="Text_20_body">
      <style:text-properties officeooo:rsid="009a5d62" officeooo:paragraph-rsid="009a5d62"/>
    </style:style>
    <style:style style:name="P62" style:family="paragraph" style:parent-style-name="Text_20_body">
      <style:text-properties officeooo:rsid="00359ef1" officeooo:paragraph-rsid="009c4906"/>
    </style:style>
    <style:style style:name="P63" style:family="paragraph" style:parent-style-name="Text_20_body">
      <style:text-properties officeooo:rsid="005ed2e7" officeooo:paragraph-rsid="009c4906"/>
    </style:style>
    <style:style style:name="P64" style:family="paragraph" style:parent-style-name="Text_20_body">
      <style:text-properties officeooo:rsid="007d4e59" officeooo:paragraph-rsid="009c4906"/>
    </style:style>
    <style:style style:name="P65" style:family="paragraph" style:parent-style-name="Text_20_body">
      <style:text-properties officeooo:rsid="00439e39" officeooo:paragraph-rsid="009ce637"/>
    </style:style>
    <style:style style:name="P66" style:family="paragraph" style:parent-style-name="Text_20_body">
      <style:text-properties officeooo:rsid="004d52ae" officeooo:paragraph-rsid="009ce637"/>
    </style:style>
    <style:style style:name="P67" style:family="paragraph" style:parent-style-name="Text_20_body">
      <style:text-properties officeooo:rsid="00453a90" officeooo:paragraph-rsid="009ce637"/>
    </style:style>
    <style:style style:name="P68" style:family="paragraph" style:parent-style-name="Text_20_body">
      <style:text-properties officeooo:rsid="00453a90" officeooo:paragraph-rsid="009e74ac"/>
    </style:style>
    <style:style style:name="P69" style:family="paragraph" style:parent-style-name="Text_20_body">
      <style:text-properties officeooo:rsid="006a375e" officeooo:paragraph-rsid="009ce637"/>
    </style:style>
    <style:style style:name="P70" style:family="paragraph" style:parent-style-name="Text_20_body">
      <style:text-properties officeooo:rsid="0071f7d4" officeooo:paragraph-rsid="009ce637"/>
    </style:style>
    <style:style style:name="P71" style:family="paragraph" style:parent-style-name="Text_20_body">
      <style:text-properties fo:font-style="italic" officeooo:rsid="0049dd71" officeooo:paragraph-rsid="009ce637" style:font-style-asian="italic" style:font-style-complex="italic"/>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officeooo:rsid="00237ec9" officeooo:paragraph-rsid="00a0ca0c"/>
    </style:style>
    <style:style style:name="P75" style:family="paragraph" style:parent-style-name="Text_20_body">
      <style:text-properties officeooo:rsid="00a2a83c" officeooo:paragraph-rsid="00a2a83c"/>
    </style:style>
    <style:style style:name="P76" style:family="paragraph" style:parent-style-name="Text_20_body">
      <style:text-properties officeooo:rsid="0077667d" officeooo:paragraph-rsid="0077667d"/>
    </style:style>
    <style:style style:name="P77" style:family="paragraph" style:parent-style-name="Text_20_body">
      <style:text-properties officeooo:rsid="001c1a15" officeooo:paragraph-rsid="00a7cb9e"/>
    </style:style>
    <style:style style:name="P78" style:family="paragraph" style:parent-style-name="Text_20_body">
      <style:text-properties officeooo:rsid="00a7cb9e" officeooo:paragraph-rsid="00a7cb9e"/>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8"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9"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0"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2"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3"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4"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0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0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0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0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1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2" style:family="paragraph" style:parent-style-name="Text_20_body">
      <style:paragraph-properties fo:margin-left="1.27cm" fo:margin-right="0cm" fo:text-indent="0cm" style:auto-text-indent="false"/>
      <style:text-properties officeooo:rsid="005b8b12" officeooo:paragraph-rsid="00807624"/>
    </style:style>
    <style:style style:name="P113" style:family="paragraph" style:parent-style-name="Text_20_body">
      <style:paragraph-properties fo:margin-left="1.27cm" fo:margin-right="0cm" fo:text-indent="0cm" style:auto-text-indent="false"/>
      <style:text-properties officeooo:rsid="005b8b12" officeooo:paragraph-rsid="009a6c01"/>
    </style:style>
    <style:style style:name="P114" style:family="paragraph" style:parent-style-name="Text_20_body">
      <style:paragraph-properties fo:margin-left="1.27cm" fo:margin-right="0cm" fo:text-indent="0cm" style:auto-text-indent="false"/>
      <style:text-properties officeooo:rsid="00807624" officeooo:paragraph-rsid="00807624"/>
    </style:style>
    <style:style style:name="P115" style:family="paragraph" style:parent-style-name="Text_20_body">
      <style:paragraph-properties fo:margin-left="1.27cm" fo:margin-right="0cm" fo:text-indent="0cm" style:auto-text-indent="false"/>
      <style:text-properties officeooo:rsid="00828af5" officeooo:paragraph-rsid="00828af5"/>
    </style:style>
    <style:style style:name="P116" style:family="paragraph" style:parent-style-name="Text_20_body">
      <style:text-properties style:font-name="Liberation Mono" fo:font-size="10pt" fo:language="cs" fo:country="CZ" officeooo:rsid="00a7cb9e" officeooo:paragraph-rsid="00a7cb9e" style:font-size-asian="10pt" style:font-size-complex="10pt"/>
    </style:style>
    <style:style style:name="P117" style:family="paragraph" style:parent-style-name="Text_20_body" style:list-style-name="L1">
      <style:text-properties officeooo:rsid="0093fe75" officeooo:paragraph-rsid="0093fe75"/>
    </style:style>
    <style:style style:name="P118" style:family="paragraph" style:parent-style-name="Text_20_body" style:list-style-name="L2">
      <style:text-properties officeooo:rsid="00730a20" officeooo:paragraph-rsid="00730a20"/>
    </style:style>
    <style:style style:name="P119" style:family="paragraph" style:parent-style-name="Text_20_body">
      <style:text-properties style:font-name="Liberation Mono" fo:font-size="10pt" officeooo:rsid="0011696a" officeooo:paragraph-rsid="0069aeb7" style:font-size-asian="10pt" style:font-size-complex="10pt"/>
    </style:style>
    <style:style style:name="P120" style:family="paragraph" style:parent-style-name="Text_20_body">
      <style:text-properties officeooo:rsid="00a8913c" officeooo:paragraph-rsid="00a8913c"/>
    </style:style>
    <style:style style:name="P121" style:family="paragraph" style:parent-style-name="Text_20_body">
      <style:text-properties officeooo:rsid="001370f9" officeooo:paragraph-rsid="00a8913c"/>
    </style:style>
    <style:style style:name="P122" style:family="paragraph" style:parent-style-name="Heading_20_2">
      <style:text-properties officeooo:rsid="00a7cb9e" officeooo:paragraph-rsid="00a7cb9e"/>
    </style:style>
    <style:style style:name="P123" style:family="paragraph" style:parent-style-name="Heading_20_2">
      <style:text-properties officeooo:rsid="008dd755" officeooo:paragraph-rsid="008dd755"/>
    </style:style>
    <style:style style:name="P124" style:family="paragraph" style:parent-style-name="Heading_20_2">
      <style:text-properties officeooo:rsid="00359ef1" officeooo:paragraph-rsid="009c4906"/>
    </style:style>
    <style:style style:name="P125" style:family="paragraph" style:parent-style-name="Heading_20_2">
      <style:text-properties officeooo:rsid="009ce637" officeooo:paragraph-rsid="009ce637"/>
    </style:style>
    <style:style style:name="P126" style:family="paragraph" style:parent-style-name="Heading_20_2">
      <style:text-properties officeooo:rsid="0097841a" officeooo:paragraph-rsid="00a1b57c"/>
    </style:style>
    <style:style style:name="P127" style:family="paragraph" style:parent-style-name="Heading_20_2">
      <style:text-properties officeooo:paragraph-rsid="00a1b57c"/>
    </style:style>
    <style:style style:name="P128" style:family="paragraph" style:parent-style-name="Heading_20_2">
      <style:text-properties officeooo:rsid="0093fe75" officeooo:paragraph-rsid="0093fe75"/>
    </style:style>
    <style:style style:name="P129" style:family="paragraph" style:parent-style-name="Heading_20_2">
      <style:text-properties officeooo:rsid="0024508c" officeooo:paragraph-rsid="0095664d"/>
    </style:style>
    <style:style style:name="P130" style:family="paragraph" style:parent-style-name="Heading_20_2">
      <style:text-properties officeooo:rsid="002dee93" officeooo:paragraph-rsid="0065e99b"/>
    </style:style>
    <style:style style:name="P131" style:family="paragraph" style:parent-style-name="Heading_20_2">
      <style:text-properties officeooo:rsid="005b8b12" officeooo:paragraph-rsid="007b97fc"/>
    </style:style>
    <style:style style:name="P132" style:family="paragraph" style:parent-style-name="Heading_20_2">
      <style:text-properties officeooo:rsid="002eec8f" officeooo:paragraph-rsid="002eec8f"/>
    </style:style>
    <style:style style:name="P133" style:family="paragraph" style:parent-style-name="Heading_20_2">
      <style:text-properties officeooo:rsid="003bdecf" officeooo:paragraph-rsid="007e8bd9"/>
    </style:style>
    <style:style style:name="P134" style:family="paragraph" style:parent-style-name="Heading_20_2">
      <style:text-properties fo:language="en" fo:country="US" officeooo:rsid="006b9f2c" officeooo:paragraph-rsid="006b9f2c"/>
    </style:style>
    <style:style style:name="P135" style:family="paragraph" style:parent-style-name="Heading_20_2">
      <style:text-properties fo:language="en" fo:country="US" officeooo:rsid="006caa56" officeooo:paragraph-rsid="006caa56"/>
    </style:style>
    <style:style style:name="P136" style:family="paragraph" style:parent-style-name="Heading_20_2">
      <style:text-properties fo:language="en" fo:country="US" officeooo:rsid="0070081e" officeooo:paragraph-rsid="0070081e"/>
    </style:style>
    <style:style style:name="P137" style:family="paragraph" style:parent-style-name="Heading_20_2">
      <style:text-properties fo:language="en" fo:country="US" officeooo:rsid="00a96e3f" officeooo:paragraph-rsid="00a96e3f"/>
    </style:style>
    <style:style style:name="P138" style:family="paragraph" style:parent-style-name="Heading_20_1">
      <style:text-properties officeooo:rsid="001c1a15" officeooo:paragraph-rsid="001c1a15"/>
    </style:style>
    <style:style style:name="P139" style:family="paragraph" style:parent-style-name="Heading_20_1">
      <style:text-properties officeooo:rsid="0095664d" officeooo:paragraph-rsid="0095664d"/>
    </style:style>
    <style:style style:name="P140" style:family="paragraph" style:parent-style-name="Heading_20_1">
      <style:text-properties officeooo:rsid="0069aeb7" officeooo:paragraph-rsid="0069aeb7"/>
    </style:style>
    <style:style style:name="P141" style:family="paragraph" style:parent-style-name="Heading_20_1">
      <style:text-properties fo:language="en" fo:country="US" officeooo:rsid="006b8f6e" officeooo:paragraph-rsid="006b8f6e"/>
    </style:style>
    <style:style style:name="P142" style:family="paragraph" style:parent-style-name="Heading_20_3">
      <style:text-properties officeooo:rsid="00528c27" officeooo:paragraph-rsid="00528c27"/>
    </style:style>
    <style:style style:name="P143" style:family="paragraph" style:parent-style-name="Heading_20_3">
      <style:text-properties officeooo:rsid="0056da22" officeooo:paragraph-rsid="0056da22"/>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en" fo:country="US" officeooo:rsid="00a600f6"/>
    </style:style>
    <style:style style:name="T17" style:family="text">
      <style:text-properties fo:language="en" fo:country="US" officeooo:rsid="00a8913c"/>
    </style:style>
    <style:style style:name="T18" style:family="text">
      <style:text-properties fo:language="cs" fo:country="CZ"/>
    </style:style>
    <style:style style:name="T19" style:family="text">
      <style:text-properties fo:language="cs" fo:country="CZ" officeooo:rsid="00237ec9"/>
    </style:style>
    <style:style style:name="T20" style:family="text">
      <style:text-properties fo:language="cs" fo:country="CZ" officeooo:rsid="00314879"/>
    </style:style>
    <style:style style:name="T21" style:family="text">
      <style:text-properties fo:language="cs" fo:country="CZ" officeooo:rsid="001d4169"/>
    </style:style>
    <style:style style:name="T22" style:family="text">
      <style:text-properties fo:language="cs" fo:country="CZ" officeooo:rsid="00542f18"/>
    </style:style>
    <style:style style:name="T23" style:family="text">
      <style:text-properties fo:language="cs" fo:country="CZ" officeooo:rsid="005769b4"/>
    </style:style>
    <style:style style:name="T24" style:family="text">
      <style:text-properties fo:language="cs" fo:country="CZ" officeooo:rsid="0061d788" fo:background-color="transparent" loext:char-shading-value="0"/>
    </style:style>
    <style:style style:name="T25" style:family="text">
      <style:text-properties fo:language="cs" fo:country="CZ" officeooo:rsid="0069a742" fo:background-color="transparent" loext:char-shading-value="0"/>
    </style:style>
    <style:style style:name="T26" style:family="text">
      <style:text-properties fo:language="cs" fo:country="CZ" officeooo:rsid="007e8bd9" fo:background-color="transparent" loext:char-shading-value="0"/>
    </style:style>
    <style:style style:name="T27" style:family="text">
      <style:text-properties fo:language="cs" fo:country="CZ" officeooo:rsid="0095664d" fo:background-color="transparent" loext:char-shading-value="0"/>
    </style:style>
    <style:style style:name="T28" style:family="text">
      <style:text-properties fo:language="cs" fo:country="CZ" officeooo:rsid="00855e95"/>
    </style:style>
    <style:style style:name="T29" style:family="text">
      <style:text-properties fo:language="cs" fo:country="CZ" officeooo:rsid="00907ae6"/>
    </style:style>
    <style:style style:name="T30" style:family="text">
      <style:text-properties fo:language="cs" fo:country="CZ" officeooo:rsid="0095664d"/>
    </style:style>
    <style:style style:name="T31" style:family="text">
      <style:text-properties fo:language="cs" fo:country="CZ" officeooo:rsid="00a56437"/>
    </style:style>
    <style:style style:name="T32" style:family="text">
      <style:text-properties fo:language="cs" fo:country="CZ" officeooo:rsid="00a600f6"/>
    </style:style>
    <style:style style:name="T33" style:family="text">
      <style:text-properties officeooo:rsid="002a6710"/>
    </style:style>
    <style:style style:name="T34" style:family="text">
      <style:text-properties officeooo:rsid="0031b82a"/>
    </style:style>
    <style:style style:name="T35" style:family="text">
      <style:text-properties fo:color="#032f62"/>
    </style:style>
    <style:style style:name="T36" style:family="text">
      <style:text-properties style:font-name="Liberation Mono" fo:font-size="10pt" officeooo:rsid="00542f18" style:font-size-asian="10pt" style:font-size-complex="10pt"/>
    </style:style>
    <style:style style:name="T37" style:family="text">
      <style:text-properties style:font-name="Liberation Mono" fo:font-size="10pt" officeooo:rsid="005ac53c" style:font-size-asian="10pt" style:font-size-complex="10pt"/>
    </style:style>
    <style:style style:name="T38" style:family="text">
      <style:text-properties style:font-name="Liberation Mono" fo:font-size="10pt" officeooo:rsid="00237ec9" style:font-size-asian="10pt" style:font-size-complex="10pt"/>
    </style:style>
    <style:style style:name="T39" style:family="text">
      <style:text-properties style:font-name="Liberation Mono" fo:font-size="10pt" officeooo:rsid="005b8b12" style:font-size-asian="10pt" style:font-size-complex="10pt"/>
    </style:style>
    <style:style style:name="T40" style:family="text">
      <style:text-properties style:font-name="Liberation Mono" fo:font-size="10pt" fo:language="en" fo:country="US" style:font-size-asian="10pt" style:font-size-complex="10pt"/>
    </style:style>
    <style:style style:name="T41" style:family="text">
      <style:text-properties style:font-name="Liberation Mono" fo:font-size="10pt" fo:language="en" fo:country="US" officeooo:rsid="003f87d6" style:font-size-asian="10pt" style:font-size-complex="10pt"/>
    </style:style>
    <style:style style:name="T42" style:family="text">
      <style:text-properties style:font-name="Liberation Mono" fo:font-size="10pt" fo:language="en" fo:country="US" officeooo:rsid="00406d01" style:font-size-asian="10pt" style:font-size-complex="10pt"/>
    </style:style>
    <style:style style:name="T43" style:family="text">
      <style:text-properties style:font-name="Liberation Mono" fo:font-size="10pt" fo:language="en" fo:country="US" officeooo:rsid="0072e1c1" style:font-size-asian="10pt" style:font-size-complex="10pt"/>
    </style:style>
    <style:style style:name="T44" style:family="text">
      <style:text-properties style:font-name="Liberation Mono" fo:font-size="10pt" fo:language="en" fo:country="US" officeooo:rsid="00807624" style:font-size-asian="10pt" style:font-size-complex="10pt"/>
    </style:style>
    <style:style style:name="T45" style:family="text">
      <style:text-properties style:font-name="Liberation Mono" fo:font-size="10pt" fo:language="en" fo:country="US" officeooo:rsid="0095664d" style:font-size-asian="10pt" style:font-size-complex="10pt"/>
    </style:style>
    <style:style style:name="T46" style:family="text">
      <style:text-properties style:font-name="Liberation Mono" fo:font-size="10pt" fo:language="en" fo:country="US" officeooo:rsid="009a6c01" style:font-size-asian="10pt" style:font-size-complex="10pt"/>
    </style:style>
    <style:style style:name="T47" style:family="text">
      <style:text-properties style:font-name="Liberation Mono" fo:font-size="10pt" fo:language="cs" fo:country="CZ" style:font-size-asian="10pt" style:font-size-complex="10pt"/>
    </style:style>
    <style:style style:name="T48" style:family="text">
      <style:text-properties style:font-name="Liberation Mono" fo:font-size="10pt" fo:language="cs" fo:country="CZ" officeooo:rsid="00237ec9" style:font-size-asian="10pt" style:font-size-complex="10pt"/>
    </style:style>
    <style:style style:name="T49" style:family="text">
      <style:text-properties style:font-name="Liberation Mono" fo:font-size="10pt" fo:language="cs" fo:country="CZ" officeooo:rsid="00406d01" style:font-size-asian="10pt" style:font-size-complex="10pt"/>
    </style:style>
    <style:style style:name="T50" style:family="text">
      <style:text-properties style:font-name="Liberation Mono" fo:font-size="10pt" fo:language="cs" fo:country="CZ" officeooo:rsid="00542f18" style:font-size-asian="10pt" style:font-size-complex="10pt"/>
    </style:style>
    <style:style style:name="T51" style:family="text">
      <style:text-properties style:font-name="Liberation Mono" fo:font-size="10pt" fo:language="cs" fo:country="CZ" officeooo:rsid="005769b4" style:font-size-asian="10pt" style:font-size-complex="10pt"/>
    </style:style>
    <style:style style:name="T52" style:family="text">
      <style:text-properties style:font-name="Liberation Mono" fo:font-size="10pt" fo:language="cs" fo:country="CZ" officeooo:rsid="00825b34" style:font-size-asian="10pt" style:font-size-complex="10pt"/>
    </style:style>
    <style:style style:name="T53" style:family="text">
      <style:text-properties style:font-name="Liberation Mono" fo:font-size="10pt" fo:language="cs" fo:country="CZ" officeooo:rsid="00828af5" style:font-size-asian="10pt" style:font-size-complex="10pt"/>
    </style:style>
    <style:style style:name="T54" style:family="text">
      <style:text-properties style:font-name="Liberation Mono" fo:font-size="10pt" fo:background-color="#ffff00" loext:char-shading-value="0" style:font-size-asian="10pt" style:font-size-complex="10pt"/>
    </style:style>
    <style:style style:name="T55" style:family="text">
      <style:text-properties style:font-name="Liberation Mono" fo:font-size="10pt" officeooo:rsid="00763680" fo:background-color="#ffff00" loext:char-shading-value="0" style:font-size-asian="10pt" style:font-size-complex="10pt"/>
    </style:style>
    <style:style style:name="T56" style:family="text">
      <style:text-properties style:font-name="Liberation Mono" fo:font-weight="normal" officeooo:rsid="0090f87d" style:font-weight-asian="normal" style:font-weight-complex="normal"/>
    </style:style>
    <style:style style:name="T57" style:family="text">
      <style:text-properties officeooo:rsid="003bdecf"/>
    </style:style>
    <style:style style:name="T58" style:family="text">
      <style:text-properties officeooo:rsid="003d6ce7"/>
    </style:style>
    <style:style style:name="T59" style:family="text">
      <style:text-properties officeooo:rsid="003f87d6"/>
    </style:style>
    <style:style style:name="T60" style:family="text">
      <style:text-properties officeooo:rsid="0041cf22"/>
    </style:style>
    <style:style style:name="T61"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2"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3"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4"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65"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66"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67"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68" style:family="text">
      <style:text-properties fo:font-variant="normal" fo:text-transform="none" fo:color="#000000" style:font-name="Liberation Mono" fo:font-size="10pt" fo:letter-spacing="normal" fo:language="en" fo:country="US" fo:font-style="normal" fo:font-weight="normal" officeooo:rsid="009e74ac" style:font-size-asian="10pt" style:font-size-complex="10pt"/>
    </style:style>
    <style:style style:name="T69" style:family="text">
      <style:text-properties officeooo:rsid="004aed85"/>
    </style:style>
    <style:style style:name="T70" style:family="text">
      <style:text-properties officeooo:rsid="004f5630"/>
    </style:style>
    <style:style style:name="T71" style:family="text">
      <style:text-properties officeooo:rsid="001c1a15"/>
    </style:style>
    <style:style style:name="T72" style:family="text">
      <style:text-properties officeooo:rsid="0053eb40"/>
    </style:style>
    <style:style style:name="T73" style:family="text">
      <style:text-properties officeooo:rsid="0054ccb9"/>
    </style:style>
    <style:style style:name="T74" style:family="text">
      <style:text-properties officeooo:rsid="00569424"/>
    </style:style>
    <style:style style:name="T75" style:family="text">
      <style:text-properties officeooo:rsid="0056da22"/>
    </style:style>
    <style:style style:name="T76" style:family="text">
      <style:text-properties officeooo:rsid="005769b4"/>
    </style:style>
    <style:style style:name="T77" style:family="text">
      <style:text-properties officeooo:rsid="0058b86e"/>
    </style:style>
    <style:style style:name="T78" style:family="text">
      <style:text-properties officeooo:rsid="005a147b"/>
    </style:style>
    <style:style style:name="T79" style:family="text">
      <style:text-properties officeooo:rsid="005ac53c"/>
    </style:style>
    <style:style style:name="T80" style:family="text">
      <style:text-properties officeooo:rsid="005b8b12"/>
    </style:style>
    <style:style style:name="T81" style:family="text">
      <style:text-properties officeooo:rsid="00855e95" fo:background-color="#ffa07a" loext:char-shading-value="0"/>
    </style:style>
    <style:style style:name="T82" style:family="text">
      <style:text-properties officeooo:rsid="0060eb84"/>
    </style:style>
    <style:style style:name="T83" style:family="text">
      <style:text-properties officeooo:rsid="0062b08a"/>
    </style:style>
    <style:style style:name="T84" style:family="text">
      <style:text-properties officeooo:rsid="0063d80c"/>
    </style:style>
    <style:style style:name="T85" style:family="text">
      <style:text-properties officeooo:rsid="0067e3e6"/>
    </style:style>
    <style:style style:name="T86" style:family="text">
      <style:text-properties officeooo:rsid="0014682e"/>
    </style:style>
    <style:style style:name="T87" style:family="text">
      <style:text-properties officeooo:rsid="006b9f2c"/>
    </style:style>
    <style:style style:name="T88" style:family="text">
      <style:text-properties officeooo:rsid="006c5a3c"/>
    </style:style>
    <style:style style:name="T89" style:family="text">
      <style:text-properties officeooo:rsid="0070081e"/>
    </style:style>
    <style:style style:name="T90" style:family="text">
      <style:text-properties officeooo:rsid="00542f18"/>
    </style:style>
    <style:style style:name="T91" style:family="text">
      <style:text-properties fo:font-style="italic" style:font-style-asian="italic" style:font-style-complex="italic"/>
    </style:style>
    <style:style style:name="T92" style:family="text">
      <style:text-properties fo:font-style="normal" style:font-style-asian="normal" style:font-style-complex="normal"/>
    </style:style>
    <style:style style:name="T93" style:family="text">
      <style:text-properties officeooo:rsid="00733cbd"/>
    </style:style>
    <style:style style:name="T94" style:family="text">
      <style:text-properties officeooo:rsid="0074416c"/>
    </style:style>
    <style:style style:name="T95" style:family="text">
      <style:text-properties officeooo:rsid="007471e4"/>
    </style:style>
    <style:style style:name="T96" style:family="text">
      <style:text-properties officeooo:rsid="00763680"/>
    </style:style>
    <style:style style:name="T97" style:family="text">
      <style:text-properties officeooo:rsid="00784d88"/>
    </style:style>
    <style:style style:name="T98" style:family="text">
      <style:text-properties officeooo:rsid="007b97fc"/>
    </style:style>
    <style:style style:name="T99" style:family="text">
      <style:text-properties officeooo:rsid="007f21ea"/>
    </style:style>
    <style:style style:name="T100" style:family="text">
      <style:text-properties officeooo:rsid="00858909"/>
    </style:style>
    <style:style style:name="T101" style:family="text">
      <style:text-properties officeooo:rsid="0086a739"/>
    </style:style>
    <style:style style:name="T102" style:family="text">
      <style:text-properties officeooo:rsid="008ad549"/>
    </style:style>
    <style:style style:name="T103" style:family="text">
      <style:text-properties officeooo:rsid="008b9202"/>
    </style:style>
    <style:style style:name="T104" style:family="text">
      <style:text-properties officeooo:rsid="00901f99"/>
    </style:style>
    <style:style style:name="T105" style:family="text">
      <style:text-properties fo:font-weight="bold" officeooo:rsid="0090f87d" style:font-weight-asian="bold" style:font-weight-complex="bold"/>
    </style:style>
    <style:style style:name="T106" style:family="text">
      <style:text-properties fo:font-weight="normal" officeooo:rsid="0090f87d" style:font-weight-asian="normal" style:font-weight-complex="normal"/>
    </style:style>
    <style:style style:name="T107" style:family="text">
      <style:text-properties fo:font-weight="normal" officeooo:rsid="0092816b" style:font-weight-asian="normal" style:font-weight-complex="normal"/>
    </style:style>
    <style:style style:name="T108" style:family="text">
      <style:text-properties officeooo:rsid="0092816b"/>
    </style:style>
    <style:style style:name="T109" style:family="text">
      <style:text-properties fo:background-color="#ffff00" loext:char-shading-value="0"/>
    </style:style>
    <style:style style:name="T110" style:family="text">
      <style:text-properties officeooo:rsid="009c4906"/>
    </style:style>
    <style:style style:name="T111" style:family="text">
      <style:text-properties officeooo:rsid="009ce637"/>
    </style:style>
    <style:style style:name="T112" style:family="text">
      <style:text-properties officeooo:rsid="004e788f"/>
    </style:style>
    <style:style style:name="T113" style:family="text">
      <style:text-properties officeooo:rsid="00a22bc0"/>
    </style:style>
    <style:style style:name="T114" style:family="text">
      <style:text-properties officeooo:rsid="00a2a83c"/>
    </style:style>
    <style:style style:name="T115" style:family="text">
      <style:text-properties officeooo:rsid="00a56437"/>
    </style:style>
    <style:style style:name="T116" style:family="text">
      <style:text-properties officeooo:rsid="00a58018"/>
    </style:style>
    <style:style style:name="T117" style:family="text">
      <style:text-properties officeooo:rsid="00a8913c"/>
    </style:style>
    <style:style style:name="T118" style:family="text">
      <style:text-properties style:font-name="Liberation Mono"/>
    </style:style>
    <style:style style:name="T119" style:family="text">
      <style:text-properties style:font-name="Liberation Mono" fo:font-size="10pt" style:font-size-asian="10pt" style:font-size-complex="10pt"/>
    </style:style>
    <style:style style:name="T120" style:family="text">
      <style:text-properties style:font-name="Liberation Mono" fo:font-size="10pt" officeooo:rsid="00a8913c" style:font-size-asian="10pt" style:font-size-complex="10pt"/>
    </style:style>
    <style:style style:name="T121" style:family="text">
      <style:text-properties style:font-name="Liberation Mono" fo:font-size="10pt" fo:language="en" fo:country="US" officeooo:rsid="00a8913c" style:font-size-asian="10pt" style:font-size-complex="10pt"/>
    </style:style>
    <style:style style:name="T122" style:family="text">
      <style:text-properties style:font-name="Liberation Mono" officeooo:rsid="00a8913c"/>
    </style:style>
    <style:style style:name="T123" style:family="text">
      <style:text-properties style:font-name="Liberation Mono" fo:language="en" fo:country="US" officeooo:rsid="00a8913c"/>
    </style:style>
    <style:style style:name="T124" style:family="text">
      <style:text-properties officeooo:rsid="001731a4"/>
    </style:style>
    <style:style style:name="T125" style:family="text">
      <style:text-properties officeooo:rsid="00a96e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Universal Dependencies do PML-TQ</text:h>
      <text:p text:style-name="P43">Nové vydání UD se vždy kopíruje do /net/data, např. /net/data/universal-dependencies-2.<text:span text:style-name="T101">2</text:span>. <text:span text:style-name="T71">Zatím se data do PML-TQ posílají z Treexu, takže nejdříve je musím nalít do HamleDTu </text:span>(/net/work/people/zeman/hamledt/populate_ud20.pl)<text:span text:style-name="T71">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6">V HamleDTu je dále v Makefile cíl pmltq, který data rozseká na menší a trochu jinak pojmenované treexové soubory. <text:span text:style-name="T100">Také přidá na začátek id uzlu kód jazyka a treebanku, takže id bude jednoznačné napříč celými UD (předpokládáme, že jednoznačnost v rámci jednoho treebanku byla zajištěna už při první konverzi CoNLL-U do Treexu).</text:span></text:p>
      <text:h text:style-name="P122" text:outline-level="2">Z HamleDTu do složky projektu PML-TQ</text:h>
      <text:p text:style-name="P77">Vlézt do /net/work/projects/pmltq/bin. <text:span text:style-name="T96">Otevřít skript </text:span><text:span text:style-name="T55">get_ud.sh</text:span><text:span text:style-name="T96">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96">Pak ten skript</text:span> spustit. Tím se treexové soubory zkopírují do /net/work/projects/pmltq/data/ud2<text:span text:style-name="T101">2</text:span>/treex.</text:p>
      <text:p text:style-name="P116">cd /net/work/projects/pmltq/bin<text:line-break/>./get_ud.sh</text:p>
      <text:p text:style-name="P78">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120 treebanků nastala chyba a treebank se nevložil do PML-TQ správně.</text:p>
      <text:p text:style-name="P78"><text:span text:style-name="T47">cd ../data/ud22<text:line-break/>gunzip treex/*/*.</text:span><text:span text:style-name="T40">treex.gz<text:line-break/>gzip treex/*/*.treex</text:span></text:p>
      <text:p text:style-name="P37">Od této chvíle pokračujeme skriptem <text:span text:style-name="T54">pmltq</text:span> (Michal Sedlák <text:span text:style-name="T2">&amp; </text:span><text:span text:style-name="T18">Matyáš Kopp). Na ÚFALu je nainstalovaný a dá se případně aktualizovat přes CPAN (cpanm PMLTQ). </text:span><text:span text:style-name="T29">Pozor na to, abychom v Perlbrew používali verzi Perlu, pro kterou jsme nainstalovali PMLTQ. Např. v červenci 2018 na novém clusteru už není funkční Perl 5.18.2 a musí se použít 5.26.2. PMLTQ pro něj je nainstalovaný. Jenže významná část práce vyžaduje modul DBD::Pg, který nejde nainstalovat jednoduše z CPANu, protože vyžaduje nějaké binární knihovny pro práci s Postgresem, které se instalují zvlášť. Myslím, že jediná schůdná cesta byla instalace odpovídajícího balíčku Ubuntu, ale nepamatuju si, jak jsme zařídili její propojení s nesystémovým Perlem v Perlbrew. Každopádně to </text:span><text:soft-page-break/><text:span text:style-name="T29">celé nefunguje na clusteru. Na starých strojích s Ubuntu 14.04 (blackbird) mi to funguje pod Perlem 5.18.2, ale ne pod 5.26.2.</text:span></text:p>
      <text:p text:style-name="P36"><text:span text:style-name="T21">Matyáš tvoří nějakou dokumentaci </text:span><text:span text:style-name="T29">k PMLTQ</text:span><text:span text:style-name="T21">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1">. </text:span><text:span text:style-name="T18">Kromě toho mám n</text:span><text:span text:style-name="T71">ějaké dost staré poznámky (včetně nahrávky Michalovy přednášky před tím, než odešel z ÚFALu, tj. na konci roku 2015) uložené v C:\Users\Dan\Documents\Lingvistika\Nástroje\pmltq.</text:span></text:p>
      <text:p text:style-name="P42">cpanm -n PMLTQ … zatím raději přeskakovat testy, pro konverzi to stačí. V <text:span text:style-name="T97">listopadu</text:span> 2017 je aktuální verze 1.<text:span text:style-name="T97">4</text:span>.<text:span text:style-name="T97">0</text:span>.</text:p>
      <text:p text:style-name="P42">Netreexové neznámé PML musí mít nejdříve vytvořen stylesheet, aby šlo zobrazit v Tredu. A ze stejných důvodů to v podstatě musí být PML, protože přimět Tred, aby načetl ne-PML formát, by bylo ještě obtížnější. <text:span text:style-name="T85">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5">Universal Dependencies jsou zvláštní tím, že nejde o jeden treebank, ale o sbírku mnoha podobných treebanků. Skript tedy budeme pouštět opakovaně s různými parametry pro jednotlivé treebanky. <text:span text:style-name="T103">Dávkové pouštění je popsáno o několik stránek níže. Následující kapitolu ale nemůžeme přeskočit, jinak později nebude k dispozici treexové schéma XML!</text:span></text:p>
      <text:h text:style-name="P123" text:outline-level="2">Treexové schéma XML</text:h>
      <text:p text:style-name="P53">PMLTQ potřebuje vidět PML schéma pro daný treebank, v našem případě zatím treexové schéma. <text:span text:style-name="T70">(Kromě toho je potřeba, aby schéma bylo k dispozici i na serveru po zprovoznění treebanku, o tom podrobněji níže.) Vytvoříme proto</text:span> složku resources v datové složce příslušného vydání UD a zkopír<text:span text:style-name="T70">ujeme</text:span> tam aktuální schémata z <text:span text:style-name="T2">$TREEX/lib/Treex/Core/share/tred_extension/treex/resources/. </text:span><text:span text:style-name="T13">Případně ho prostě nalinkovat:</text:span></text:p>
      <text:p text:style-name="P28">ln -s /net/work/people/zeman/treex/lib/Treex/Core/share/tred_extension/treex/resources</text:p>
      <text:p text:style-name="P61">(<text:span text:style-name="T109">Poznámka: Od příště už by k tomuto prolinkování mělo dojít automaticky na konci get_ud.sh. Ale raději zkontrolovat.</text:span>)</text:p>
      <text:h text:style-name="P124" text:outline-level="2">Kopírování dat na eulera</text:h>
      <text:p text:style-name="P62">To, že <text:span text:style-name="T110">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3"><text:span text:style-name="T18">Kopírujeme najednou data všech UD treebanků do společné složky euler:/opt/pmltq-data/ud2</text:span><text:span text:style-name="T30">2</text:span><text:span text:style-name="T18">. </text:span><text:span text:style-name="T24">Pozor! Jak je uvedeno níže, podsložku „resources“ na eulera kopírovat nechceme. </text:span><text:span text:style-name="T25">A pokud jde o podsložku „sql_dump“, ta sice na eulerovi ničemu nevadí, ale bude tam zbytečně zabírat místo, takže ji můžeme také vynechat. </text:span><text:span text:style-name="T26">Zkopírujeme tedy pouze podsložku „treex“, nejdřív se ale musíme na eulera nalogovat a vytvořit tam složku „ud2</text:span><text:span text:style-name="T27">2</text:span><text:span text:style-name="T26">“.</text:span></text:p>
      <text:p text:style-name="P64"><text:span text:style-name="T43">s</text:span><text:span text:style-name="T40">sh pmltq@euler.ms.mff.cuni.cz<text:line-break/>mkdir -p /opt/pmltq-data/ud2</text:span><text:span text:style-name="T45">2</text:span><text:span text:style-name="T40"><text:line-break/></text:span><text:soft-page-break/><text:span text:style-name="T40">exit<text:line-break/>scp -r treex pmltq@euler.ms.mff.cuni.cz:/opt/pmltq-data/ud2</text:span><text:span text:style-name="T45">2</text:span><text:span text:style-name="T40">/treex</text:span></text:p>
      <text:p text:style-name="P4">[<text:span text:style-name="T18">Heslo uživatele „pmltq“ z tohoto dokumentu odstraňuju, abych mohl dokument verzovat na Githubu.</text:span>]</text:p>
      <text:h text:style-name="P125" text:outline-level="2">Aktualizace treexového schématu na eulerovi</text:h>
      <text:p text:style-name="P65">XML (PML) schéma treexových dokumentů se občas mění, např. když přidám nové rysy do Intersetu, <text:span text:style-name="T111">nebo nové kódy jazyků</text:span>. <text:span text:style-name="T111">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6">Print server nejdřív zkouší najít schémata u dat, jak lze zjistit na řádku začínajícím „<text:span text:style-name="T2">my $resources</text:span><text:span text:style-name="T18">“ v souboru </text:span><text:span text:style-name="T62">~/ubic/service/pmltq/print</text:span><text:span text:style-name="T18">. Pouze schémata, která se takhle nenajdou, si Tred musí opatřit, kde umí, tj. např. v treexovém rozšíření. </text:span><text:span text:style-name="T112">To rozšíření se nachází v následující složce (je do ní nalinkováno i </text:span><text:span text:style-name="T62">/opt/print-server/tred-extensions/treex</text:span><text:span text:style-name="T112">) a pozor, </text:span><text:span text:style-name="T62">/opt/treex</text:span><text:span text:style-name="T112"> je klon gitového repozitáře Treexu, takže když mu jen tak přeplácnu schéma, zkomplikuju budoucí synchronizaci.</text:span></text:p>
      <text:p text:style-name="P32">/opt/treex/lib/Treex/Core/share/tred_extension/treex/resources</text:p>
      <text:p text:style-name="P67">Vlastníkem je root, takže aktualizaci <text:span text:style-name="T111">musím</text:span> dělat nalogovaný jako zeman a s použitím sudo.</text:p>
      <text:p text:style-name="P68"><text:span text:style-name="T95">Následovně bude</text:span> také potřeba restartovat print server. Ten běží ve virtuálním x-boxu (monitoru) ubic, kde se pak výsledek uloží do SVG. <text:span text:style-name="T111">Restart může provést i uživatel pmltq bez sudo (naopak uživatel zeman ho nemá v cestě, je to /home/pmltq/perl5/perlbrew/perls/pmltq-perl/bin/ubic).</text:span></text:p>
      <text:p text:style-name="P74"><text:span text:style-name="T65">s</text:span><text:span text:style-name="T66">sh </text:span><text:span text:style-name="T67">zeman</text:span><text:span text:style-name="T66">@euler.ms.mff.cuni.cz<text:line-break/></text:span><text:span text:style-name="T67">cd </text:span><text:span text:style-name="T61">/opt/treex/lib/Treex/Core/share/tred_extension/treex/resources<text:line-break/></text:span><text:span text:style-name="T63">sudo git pull --no-edit</text:span><text:span text:style-name="T66"><text:line-break/></text:span><text:span text:style-name="T68">/home/pmltq/perl5/perlbrew/perls/pmltq-perl/bin/</text:span><text:span text:style-name="T61">ubic restart pmltq<text:line-break/></text:span><text:span text:style-name="T64">rm /opt/print-server/svg_cache/*.svg</text:span></text:p>
      <text:p text:style-name="P69">Kdyby bylo potřeba restartovat Postgres (např. teď to zrovna vypadá, že se vyčerpal počet otevřených spojení a všechno přestalo fungovat):</text:p>
      <text:p text:style-name="P32">sudo /etc/init.d/postgresql restart<text:line-break/>ubic restart pmltq</text:p>
      <text:p text:style-name="P70">(Ano, po restartu Postgresu je potřeba znova restartovat ubic pmltq, což není jen restart print serveru, ale také serveru pmltq, se kterým komunikuje webové rozhraní. Jinak bude Postgres sice komunikovat, ale webová aplikace PML-TQ nepoběží.)</text:p>
      <text:p text:style-name="P71">Podle mých poznámek z 18.12.2015 Michal Sedlák sám interpretoval treexové schéma <text:span text:style-name="T69">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h text:style-name="P137" text:outline-level="2"><text:soft-page-break/>Troubleshooting</text:h>
      <text:p text:style-name="P72">Obecně na problémy s print serverem ukazuje, když všechno funguje včetně dotazů s agregačními filtry (<text:span text:style-name="T125">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32">pmltq@euler:~$ tail -F ~/ubic/log/print.log</text:p>
      <text:p text:style-name="P73">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26" text:outline-level="2">Přidání nových jazyků <text:span text:style-name="T114">a značek</text:span> ve webovém rozhraní</text:h>
      <text:p text:style-name="P60">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3">ch krocích</text:span>!</text:p>
      <text:p text:style-name="P60">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a xlink:type="simple" xlink:href="https://github.com/ufal/perl-pmltq-web/issues/143" text:style-name="Internet_20_link" text:visited-style-name="Visited_20_Internet_20_Link">https://github.com/ufal/perl-pmltq-web/issues/143</text:a>, než se to vyřeší, dávám všem takovým jazykům skupinu „Celtic“. Taky nejde vybrat vlajku, což je mnohaletý problém s nízkou prioritou, zděděný ještě po Michalovi Sedlákovi.</text:p>
      <text:p text:style-name="P75">Při vkládání UD 2.2 experimentálně zavádím značku (tag) pro konkrétní vydání UD s tím, že by v PML-TQ mohlo vedle sebe koexistovat několik vydání, pokud se na eulera vejdou. Místo značky „Universal Dependencies“ tedy mé skripty nyní generují značku „Universal Dependencies 2.2“. To ale znamená, že novou značku musím také zavést ve webovém rozhraní dříve, než se pokusím nové treebanky zaregistrovat na serveru, jinak webupload selže!</text:p>
      <text:h text:style-name="P127" text:outline-level="2">Generování konfigurační<text:span text:style-name="T108">ch souborů a konverze všech UD treebanků z Treexu do SQL</text:span></text:h>
      <text:p text:style-name="P55">Pro jeden konkrétní treebank UD bychom konfigurační soubor vygenerovali takto:</text:p>
      <text:p text:style-name="P15">../../bin/generate_pmltq_yml_for_ud.pl<text:span text:style-name="T93"> --lname 'Ancient Greek' [--tname PROIEL] --ltcode grc_proiel</text:span> &gt; pmltq.yml</text:p>
      <text:p text:style-name="P56">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105">Pozor!</text:span><text:span text:style-name="T106"> Před spuštěním je třeba skript otevřít a změnit v něm číslo aktuálního vydání UD, které je zatím zadrátováno ve zdrojáku! Např. pro UD 2.2 je tam „</text:span><text:span text:style-name="T56">my $udrel = '22';</text:span><text:span text:style-name="T106">“. </text:span><text:span text:style-name="T107">Dále je potřeba se přesvědčit, že </text:span><text:soft-page-break/><text:span text:style-name="T107">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20">../../bin/load_universal_dependencies.pl <text:span text:style-name="T104">--cluster</text:span></text:p>
      <text:p text:style-name="P57">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28" text:outline-level="2">Odeslání UD treebanků na servery</text:h>
      <text:p text:style-name="P58">Další operace vyžadují Perlový modul DBD::Pg (spolupráce Perlu se vzdálenou databází Postgres), který není snadné nainstalovat a na clusteru ho nemáme. V červenci 2018 mi funguje Perlbrew Perl 5.18.2 na blackbirdu, kde je zatím starý systém Ubuntu 14.04. V budoucnu ale budeme muset zajistit instalaci pro novější architekturu.</text:p>
      <text:p text:style-name="P21">../../bin/load_universal_dependencies.pl</text:p>
      <text:p text:style-name="P58">Toto neclusterové volání zajistí následující kroky (i ty jsou podrobněji popsány v pozdějších kapitolách):</text:p>
      <text:list xml:id="list3842042256" text:style-name="L1">
        <text:list-item>
          <text:p text:style-name="P117">pmltq webdelete … Jestliže ve webové nabídce už existoval treebank s tímto identifikátorem, bude odstraněn.</text:p>
        </text:list-item>
        <text:list-item>
          <text:p text:style-name="P117">pmltq delete … Jestliže v Postgresu už existoval treebank s tímto identifikátorem, bude odstraněn.</text:p>
        </text:list-item>
        <text:list-item>
          <text:p text:style-name="P117">pmltq initdb, pmltq load, pmltq verify … Data, která jsme již převedli z Treexu do SQL, napumpuje do databáze Postgres na stroji euler.</text:p>
        </text:list-item>
        <text:list-item>
          <text:p text:style-name="P117">pmltq webload, pmltq webverify … Vytvoří záznamy o nových UD treebancích ve webovém rozhraní.</text:p>
        </text:list-item>
      </text:list>
      <text:h text:style-name="P139" text:outline-level="1">Co se děje pod kapotou dávkových skriptů</text:h>
      <text:p text:style-name="P59">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9" text:outline-level="2">pmltq init <text:span text:style-name="T70">a pmltq.yml</text:span></text:h>
      <text:p text:style-name="P54">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text:soft-page-break/>Vznikne soubor pmltq.yml, což je zatím jenom šablona konfiguračního souboru. <text:span text:style-name="T33">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5">Řadu údajů musíme upravit. Některé budou platné pro celé Universal Dependencies, jiné budeme navíc muset parametrizovat pro jednotlivé treebanky UD.</text:p>
      <text:p text:style-name="P49">Pokud budeme zpracovávat mnoho treebanků najednou na clusteru, budou se nám hodit alternativní možnosti konfigurace pmltq:</text:p>
      <text:list xml:id="list1090991966" text:style-name="L2">
        <text:list-item>
          <text:p text:style-name="P118">Soubor pmltq.yml v aktuální složce. To je default, ale pro paralelní zpracování se moc nehodí.</text:p>
        </text:list-item>
        <text:list-item>
          <text:p text:style-name="P118">--config="soubor.yml" … takto můžeme pmltq nasměrovat na konfigurační soubor pro konkrétní treebank.</text:p>
        </text:list-item>
        <text:list-item>
          <text:p text:style-name="P118">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18">Yaml string ze standardního vstupu. Místo názvu souboru se dá --</text:p>
        </text:list-item>
      </text:list>
      <text:h text:style-name="P142" text:outline-level="3">Název a dokumentace</text:h>
      <text:p text:style-name="P38">Tyto údaje slouží webové aplikaci k zobrazení informací o treebanku. <text:span text:style-name="T75">Mnohé</text:span> z nich j<text:span text:style-name="T75">sou</text:span> nepovinn<text:span text:style-name="T75">é</text:span>, ale název treebanku, <text:span text:style-name="T74">jeho identifikátor</text:span> a kód jazyka bychom neměli vynechat.</text:p>
      <text:p text:style-name="P24">title: 'Universal Dependencies 2.<text:span text:style-name="T102">2</text:span> – $LANGUAGE – $TREEBANK'</text:p>
      <text:p text:style-name="P82">Za proměnnou <text:span text:style-name="T2">$LANGUAGE </text:span><text:span text:style-name="T18">doplníme anglický název jazyka, např. „Ancient Greek“. Druhá pomlčka a proměnná </text:span><text:span text:style-name="T2">$TREEBANK </text:span><text:span text:style-name="T18">se uplatní jen u některých treebanků. Např. u jednoho z obou starořeckých treebanků tady bude „PROIEL“.</text:span></text:p>
      <text:p text:style-name="P24">treebank_id: ud<text:span text:style-name="T115">grc_proiel</text:span>2<text:span text:style-name="T102">2</text:span></text:p>
      <text:p text:style-name="P82">Tohle bude pro každý treebank UD jiné. <text:span text:style-name="T73">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7">homepage: 'http://universaldependencies.org/'</text:p>
      <text:p text:style-name="P81"><text:soft-page-break/>Odkaz na stránky treebanku může zůstat takhle, nebo ho pro každý treebank můžeme rozšířit o kód jeho jazyka, např. „http://universaldependencies.org/<text:span text:style-name="T2">#grc</text:span><text:span text:style-name="T18">“.</text:span></text:p>
      <text:p text:style-name="P27">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1">Stručný popis treebanku. Opět by neškodilo mít i pár slov specifických pro každý treebank, ale to by někdo nejdřív musel sepsat.</text:p>
      <text:p text:style-name="P27">manuals:<text:line-break/> <text:s/>-<text:line-break/> <text:s text:c="3"/>title: ''<text:line-break/> <text:s text:c="3"/>url: ''</text:p>
      <text:p text:style-name="P81">Volitelný seznam odkazů na anotační manuály a podobné věci. U UD treebanků jsme to měli zatím zakomentováno. (Jejich hlavní URL beztak vede na stránky s dokumentací.)</text:p>
      <text:p text:style-name="P25"><text:span text:style-name="T22">isFree</text:span><text:span text:style-name="T72">: '</text:span><text:span text:style-name="T22">true</text:span><text:span text:style-name="T72">'<text:line-break/></text:span><text:span text:style-name="T22">isAllLogged</text:span><text:span text:style-name="T72">: '</text:span><text:span text:style-name="T22">true</text:span><text:span text:style-name="T72">'<text:line-break/></text:span><text:span text:style-name="T22">isPublic</text:span><text:span text:style-name="T72">: '</text:span><text:span text:style-name="T22">true</text:span><text:span text:style-name="T72">'<text:line-break/></text:span><text:span text:style-name="T22">isFeatured</text:span><text:span text:style-name="T72">: '</text:span><text:span text:style-name="T22">false</text:span><text:span text:style-name="T72">'</text:span></text:p>
      <text:p text:style-name="P86">Free a AllLogged upravují <text:span text:style-name="T91">přístupnost</text:span>. Free znamená, že treebank je přístupný pro všechny. AllLogged znamená, že je přístupný pro všechny uživatele, kteří jsou přihlášení na svůj účet<text:span text:style-name="T90"> (necháváme také „true“, i když vedle Free to možná je jedno).</text:span></text:p>
      <text:p text:style-name="P94">Public upravuje <text:span text:style-name="T91">viditelnost</text:span><text:span text:style-name="T92">.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6">Featured myslím znamená, že treebank je na úvodní stránce aplikace nějak zvýrazněn pro uživatele, kteří nevědí, s jakým treebankem si chtějí hrát.</text:p>
      <text:p text:style-name="P25"><text:span text:style-name="T22">languages</text:span><text:span text:style-name="T72">:<text:line-break/> <text:s/>- </text:span><text:span text:style-name="T22">grc<text:line-break/> <text:s/></text:span><text:span text:style-name="T31">- la<text:line-break/> <text:s/>…</text:span></text:p>
      <text:p text:style-name="P80">Seznam kódů jazyků, které treebank obsahuje. Pro každý UD treebank je to vždy právě jeden jazyk. <text:span text:style-name="T115">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0">Seznam značek neboli klíčových slov, která treebank charakterizují. Položka slouží k filtrování na stránce Browse Treebanks v aplikaci. <text:span text:style-name="T116">Můžeme si založit samostatný tag např. pro každé vydání UD, ale pozor, takový tak je třeba také zaregistrovat na webu ve správě aplikace, jinak to nebude fungovat!</text:span></text:p>
      <text:h text:style-name="P143" text:outline-level="3"><text:soft-page-break/>Data</text:h>
      <text:p text:style-name="P16">data_dir: 'treex/g<text:span text:style-name="T76">rc-proiel</text:span>'</text:p>
      <text:p text:style-name="P87"><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0">data_dir='treex/g</text:span><text:span text:style-name="T51">rc-proiel</text:span><text:span text:style-name="T50">'</text:span><text:span text:style-name="T1">.</text:span></text:p>
      <text:p text:style-name="P97">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79">Cesta k datovým souborům, relativní vůči data_dir <text:span text:style-name="T83">a specifická pro jednu konkrétní rovinu anotace (v Treexu je to jedno, protože roviny nejsou formálně rozlišeny, ale v PDT by byla každá rovina v jiném typu souboru)</text:span>. Na rozdíl od data_dir může obsahovat zástupné znaky. <text:span text:style-name="T77">Jde tady hlavně o vymezení seznamu souborů, které se mají číst. Můžeme ale indexovat všechny treebanky UD najednou jako jedno dílo v PML-TQ (které půjde najednou prohledávat), do data_dir dáme pouze „treex“ a sem pak „</text:span><text:span text:style-name="T16">*/*.treex.g</text:span><text:span text:style-name="T32">z“</text:span></text:p>
      <text:p text:style-name="P17"><text:span text:style-name="T78">output</text:span>_dir: '<text:span text:style-name="T78">sql_dump</text:span>/g<text:span text:style-name="T76">rc-proiel</text:span>'</text:p>
      <text:p text:style-name="P84">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23">'</text:span><text:span text:style-name="T18">u</text:span>d20/treex/grc-proiel<text:span text:style-name="T23">'</text:span><text:line-break/> <text:s text:c="3"/><text:span text:style-name="T23">data: '*.treex.gz'</text:span></text:p>
      <text:p text:style-name="P83">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4">Kořenová složka dat na euleru je /opt/pmltq-data.</text:span> (Viz též sekci Kopírování dat na eulera.)</text:p>
      <text:p text:style-name="P22">sys_db: postgres<text:line-break/><text:span text:style-name="T19">db:<text:line-break/> <text:s/>host: euler.ms.mff.cuni.cz<text:line-break/> <text:s/></text:span><text:span text:style-name="T18">port: 5432</text:span><text:span text:style-name="T19"><text:line-break/> <text:s/>user: 'pmltq'<text:line-break/> <text:s/>name: ud20</text:span></text:p>
      <text:p text:style-name="P95">Položka db/name je název databáze, <text:span text:style-name="T79">kam se v Postgresu na eulerovi uloží SQL data z treebanku.</text:span> <text:span text:style-name="T79">O</text:span>bvykle odpovídá identifikátoru treebanku, <text:span text:style-name="T79">můžeme ji modifikovat při volání pmltq volbou </text:span><text:span text:style-name="T36">--d</text:span><text:span text:style-name="T37">b-name</text:span><text:span text:style-name="T36">='</text:span><text:span text:style-name="T37">ud20_grc_proiel</text:span><text:span text:style-name="T36">'</text:span><text:span text:style-name="T1">. Konfigurace umožňuje zadat i heslo </text:span><text:soft-page-break/><text:span text:style-name="T1">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8">DBI connect('dbname=postgres;host=euler.ms.mff.cuni.cz;port=5432','pmltq',...) failed: FATAL: <text:s/>no pg_hba.conf entry for host "195.113.18.136", user "pmltq", database "postgres", SSL on</text:p>
      <text:p text:style-name="P110">FATAL: <text:s/>no pg_hba.conf entry for host "195.113.18.136", user "pmltq", database "postgres", SSL off at /home/mirovsky/perl5/lib/perl5/PMLTQ/Command.pm line 48.</text:p>
      <text:p text:style-name="P10">Pozor! Matyášův návod obsahuje i nastavení specifická pro ÚFAL a Euler, ale až na konci!</text:p>
      <text:p text:style-name="P102">datapath=<text:span text:style-name="T35">"/opt/pmltq-data"</text:span></text:p>
      <text:p text:style-name="P100">ssh.nick=<text:span text:style-name="T35">"pmltq"</text:span></text:p>
      <text:p text:style-name="P100">pmltq.nick=<text:span text:style-name="T35">"pmltq"</text:span></text:p>
      <text:p text:style-name="P100">db.nick=<text:span text:style-name="T35">"pmltq"</text:span></text:p>
      <text:p text:style-name="P100">database.server=<text:span text:style-name="T35">"euler.ms.mff.cuni.cz"</text:span></text:p>
      <text:p text:style-name="P101"/>
      <text:p text:style-name="P100">--web_api-dbserver=<text:span text:style-name="T35">"euler"</text:span></text:p>
      <text:p text:style-name="P100">--web_api-user=<text:span text:style-name="T35">"pmltq"</text:span></text:p>
      <text:p text:style-name="P100">--web_api-url=<text:span text:style-name="T35">"https://lindat.mff.cuni.cz/services/pmltq/"</text:span></text:p>
      <text:p text:style-name="P8"/>
      <text:h text:style-name="P130" text:outline-level="2">pmltq convert</text:h>
      <text:p text:style-name="P51">Volání „pmltq convert“ ve složce s pmltq.yml načte treexové soubory a vycucá z nich data pro databázi, která uloží do složky <text:span text:style-name="T80">definované v konfiguračním souboru jako </text:span><text:span text:style-name="T39">output_dir</text:span><text:span text:style-name="T80">.</text:span></text:p>
      <text:p text:style-name="P52">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8">perl </text:span>../../bin/load_universal_dependencies.pl <text:span text:style-name="T98">--cluster</text:span></text:p>
      <text:h text:style-name="P131" text:outline-level="2">Smazání starší verze</text:h>
      <text:p text:style-name="P40">Jestliže jsme treebank s tímto identifikátorem už nahráli do PML-TQ dříve, měli bychom ho před nahráním opravené verze explicitně smazat, abychom předešli skrytým chybám a konfliktům.</text:p>
      <text:p text:style-name="P40"><text:span text:style-name="T48">pmltq webdelete</text:span> … odstraní záznam o treebanku z webové aplikace</text:p>
      <text:p text:style-name="P114">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2"><text:span text:style-name="T48">pmltq webdelete </text:span><text:span text:style-name="T44">--treebank_id="ud20_cs_</text:span><text:span text:style-name="T52">cac</text:span><text:span text:style-name="T44">"</text:span></text:p>
      <text:p text:style-name="P114"><text:soft-page-break/>Pmltq si pořád bude brát z konfiguračního souboru ostatní informace, jako je název serveru a uživatelské jméno. Treebank však smaže ten správný.</text:p>
      <text:p text:style-name="P40"><text:span text:style-name="T48">pmltq delete</text:span> … odstraní databázi treebanku z Postgresu na eulerovi</text:p>
      <text:p text:style-name="P115">A opět je možné smazat databázi konkrétního treebanku, i když její identifikátor není uveden v konfiguračním souboru:</text:p>
      <text:p text:style-name="P113"><text:span text:style-name="T48">pmltq delete </text:span><text:span text:style-name="T46">--</text:span><text:span text:style-name="T53">db-name</text:span><text:span text:style-name="T44">="ud20_cs_</text:span><text:span text:style-name="T52">cac</text:span><text:span text:style-name="T44">" </text:span><text:span text:style-name="T46">--config="pmltq-cs_cac.yml"</text:span></text:p>
      <text:p text:style-name="P41">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0">Spustíme-li podruhé pmltq load, <text:span text:style-name="T82">aniž bychom předtím ručně zlikvidovali předchozí verzi</text:span>, pmltq se nejdříve pokusí smazat z databáze existující tabulky:</text:p>
      <text:p text:style-name="P14">RUNNING SQL FROM /lnet/.nfs/spec/work/projects/pmltq/data/ud20/sql_dump/treex_document__delete.sql</text:p>
      <text:p text:style-name="P30">Bohužel to asi ne vždy funguje. Zrovna teď jsem to nechal běžet asi půl hodiny a nic viditelného se neděje. Takže, pokud chceme začít od začátku, jak odstraníme databázi konkrétního treebanku z Postgresu ručně? <text:span text:style-name="T59">Program na příkazové ovládání Postgresu se jmenuje psql. (Zvenku lze nápovědu získat pomocí „psql --help“; zevnitř pomocí „\?“ (pro interní příkazy) nebo „\help“ (pro příkazy SQL).)</text:span></text:p>
      <text:p text:style-name="P30"><text:span text:style-name="T48">ssh -l pmltq euler.ms.mff.cuni.cz</text:span><text:span text:style-name="T2"> </text:span><text:span text:style-name="T18">(heslo viz výše)<text:line-break/></text:span><text:span text:style-name="T48">psql --help </text:span><text:span text:style-name="T41">| less<text:line-break/>psql -d </text:span><text:span text:style-name="T42">postgres<text:line-break/>postgres=&gt; DROP DATABASE ud20 ;<text:line-break/>ERROR: <text:s/>database "ud20" is being accessed by other users<text:line-break/>DETAIL: <text:s/>There are 6 other sessions using the database.<text:line-break/></text:span><text:span text:style-name="T49">postgres</text:span><text:span text:style-name="T42">=&gt; \q</text:span></text:p>
      <text:p text:style-name="P50">Hm. Webová aplikace je zřejmě k této databázi připojená. Tak že bychom nejdříve restartovali Postgres pomocí „sudo /etc/init.d/postgresql restart“? <text:span text:style-name="T60">Na to je potřeba se nejdřív přehlásit jako zeman (protože uživatel pmltq nemá právo sudo), po restartu se ale zase vrátit, protože uživatel zeman není vlastníkem databáze ud20 a nemůže ji odstranit.</text:span></text:p>
      <text:p text:style-name="Text_20_body"><text:span text:style-name="T18">K tomu Matyáš: </text:span>Restart není potřeba, stačí odpojit všechny uživatele:</text:p>
      <text:p text:style-name="P111">SELECT pid, (SELECT pg_terminate_backend(pid)) as killed from pg_stat_activity WHERE pid &lt;&gt; pg_backend_pid() AND datname='ud20';</text:p>
      <text:h text:style-name="P132" text:outline-level="2">Nalití dat do vzdálené databáze</text:h>
      <text:p text:style-name="P39"><text:span text:style-name="T18">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20"> (</text:span><text:span text:style-name="T18">vzdáleně; </text:span><text:span text:style-name="T20">pořád jsem nalogován na blackbirdovi, nikoli na eulerovi; Matyášův návod na Githubu popisuje řešení některých problémů se spojením, které můžou nastat):</text:span></text:p>
      <text:p text:style-name="P12">pmltq initdb</text:p>
      <text:p text:style-name="P6"><text:soft-page-break/>Vrací mi to n<text:span text:style-name="T94">ásledující chyby, ale můžeme je ignorovat. PMLTQ se snaží smazat tabulky pro případ, že bych zkoušel inicializovat už existující a inicializovanou databázi.</text:span></text:p>
      <text:p text:style-name="P99">RUNNING SQL FROM /net/work/projects/perlbrew/Ubuntu/14.04/x86_64/perls/perl-5.18.2/lib/site_perl/5.18.2/auto/share/dist/PMLTQ/sql/init.sql</text:p>
      <text:p text:style-name="P99">NOTICE: <text:s/>aggregate concat_agg(text) does not exist, skipping</text:p>
      <text:p text:style-name="P99">NOTICE: <text:s/>table "#PML" does not exist, skipping</text:p>
      <text:p text:style-name="P99">NOTICE: <text:s/>table "#PMLTYPES" does not exist, skipping</text:p>
      <text:p text:style-name="P99">NOTICE: <text:s/>table "#PMLTABLES" does not exist, skipping</text:p>
      <text:p text:style-name="P99">NOTICE: <text:s/>table "#PML_USR_REL" does not exist, skipping</text:p>
      <text:p text:style-name="P2"/>
      <text:p text:style-name="P5"><text:span text:style-name="T34">N</text:span>ahrání aktuálního treebanku do databáze:</text:p>
      <text:p text:style-name="P13">pmltq load</text:p>
      <text:p text:style-name="P7"><text:span text:style-name="T38">pmltq verify</text:span> … zjistí o jednotlivých tabulkách nové databáze, kolik řádků obsahují.</text:p>
      <text:h text:style-name="P133" text:outline-level="2">Nastavení webového rozhraní</text:h>
      <text:p text:style-name="P29">Na webu PML-TQ mám dvě možnosti přihlášení: 1. místně spravovaný účet, který mi kdysi založil Honza Štěpánek (jméno „DanZeman“, <text:span text:style-name="T15">[</text:span><text:span text:style-name="T28">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99">100</text:span> treebanků (a toto číslo v budoucnosti dále poroste). Proto je k dispozici příkaz pmltq webload, který můžeme volat ve smyčce z nějakého skriptu.</text:p>
      <text:p text:style-name="P29">I webload se řídí údaji uvedenými v pmltq.yml, případně dodanými na příkazovém řádku. V konfiguračním souboru je to sekce „web_api“. Musím použít svůj vlastní správcovský účet, a to ten lokální, protože Shibboleth tady nefunguje. <text:span text:style-name="T58">(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57">DanZeman</text:span>'<text:line-break/> <text:s/>password: '<text:span text:style-name="T14">[heslo odstran</text:span><text:span text:style-name="T81">ěno</text:span><text:span text:style-name="T14">]</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40" text:outline-level="1">Další starší poznámky</text:h>
      <text:p text:style-name="P45">sys_db v konfig: používáme „pmltq“ – potřebuju nějakou cizí databázi, ke které můžu být připojen, když tu skutečnou db chci např. mazat (protože nelze mazat db, ke které jsem připojen)</text:p>
      <text:p text:style-name="P44">Printserver (Tred, který tvoří obrázky) je někdy po novém treebanku nutné restartovat. Pokud <text:span text:style-name="T117">treebank používá dosud neznámý stylesheet</text:span>, tak určitě restartovat.</text:p>
      <text:p text:style-name="P119">ubic restart pmltq</text:p>
      <text:p text:style-name="P46"><text:soft-page-break/>… tohle na eulerovi restartne <text:span text:style-name="T95">jak</text:span> printesrver, <text:span text:style-name="T95">tak také PMLTQ::Server</text:span></text:p>
      <text:p text:style-name="P121">Print server má svg_cache <text:span text:style-name="T117">(</text:span><text:span text:style-name="T120">/opt/print-server/svg_cache/*.</text:span><text:span text:style-name="T121">svg</text:span><text:span text:style-name="T117">)</text:span>. Když je nějaký problém, tak můžeme taky zkusit smazat tu cache. <text:span text:style-name="T86">Např. pokud to chvilku vracelo špatné stromy, ty už se mezitím mohly nacachovat.</text:span></text:p>
      <text:p text:style-name="P47">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120">Přidávání vlajek a jazykových rodin k jazykům ve webovém administrativním rozhraní není k dispozici, i když podle Michala Sedláka by šlo ve skutečnosti o práci na deset minut.<text:span text:style-name="T124"> Vlajky má Michal jako separátní projekt někde na Githubu. Technicky jsou všechny v jednom souboru s obrázkem, aby se to stahovalo rychle, a přistupuje se do nich jako do rastrové mapy prostřednictvím kaskádových stylů.</text:span></text:p>
      <text:h text:style-name="P141"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4" text:outline-level="2">Searching for Nodes with Given Attributes</text:h>
      <text:p text:style-name="P31">a-node []</text:p>
      <text:p text:style-name="P34">a-root []</text:p>
      <text:p text:style-name="P85"><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3">a-node [<text:span text:style-name="T3">tag="PART"</text:span>]</text:p>
      <text:p text:style-name="P103">a-node [<text:span text:style-name="T87">c</text:span><text:span text:style-name="T3">onll/pos="RP"</text:span>]</text:p>
      <text:p text:style-name="P88">The UPOS tag is stored as “tag”. The above query returns nodes tagged as particles. If you want to query the XPOS tag, use the “conll/pos” attribute.</text:p>
      <text:p text:style-name="P105">a-node [<text:span text:style-name="T4">lower(</text:span><text:span text:style-name="T88">f</text:span><text:span text:style-name="T4">orm)~</text:span><text:span text:style-name="T3">"</text:span><text:span text:style-name="T4">^(wh|how)</text:span><text:span text:style-name="T3">", </text:span><text:span text:style-name="T4">lemma=lower(lemma)</text:span>]</text:p>
      <text:p text:style-name="P89">You can match regular expressions using the ~ operator. The syntax of the expressions is Perl-like but you need two backslashes (instead of just one!) to escape special characters. The <text:soft-page-break/>above query looks for nodes whose word form starts with “wh” or “how” (case-insensitive) and whose lemma does not contain uppercase letters.</text:p>
      <text:p text:style-name="P89">PML-TQ does not know about multi-word tokens. You are always querying individual syntactic words (nodes), even if their form does not match the surface token.</text:p>
      <text:p text:style-name="P106">a-node [<text:span text:style-name="T5">iset/prontype="prs", iset/reflex="reflex", iset/poss="poss"</text:span>]</text:p>
      <text:p text:style-name="P90">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0">Some language-specific features may not be available. Commonly used layered features are available but they have different names, e.g. Number[psor] has to be queried as iset/possnumber.</text:p>
      <text:p text:style-name="P91">If there are multi-values (e.g. “Case=Acc,Nom”), they will be separated by a vertical bar instead of the comma used in UD (e.g. “iset/case="acc|nom"”).</text:p>
      <text:h text:style-name="P135" text:outline-level="2">Aggregation Filters</text:h>
      <text:p text:style-name="P48"><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07">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2">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6" text:outline-level="2">Querying Multiple Nodes</text:h>
      <text:p text:style-name="P108">a-node [deprel~"^obj", parent a-node [tag="VERB"]]</text:p>
      <text:p text:style-name="P93">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4"><text:span text:style-name="T89">a-node </text:span><text:span text:style-name="T11">$d :=</text:span><text:span text:style-name="T89"> [deprel~"^</text:span><text:span text:style-name="T11">conj</text:span><text:span text:style-name="T89">", parent a-node </text:span><text:span text:style-name="T11">$p :=</text:span><text:span text:style-name="T89"> [</text:span><text:span text:style-name="T11">order-follows $d</text:span><text:span text:style-name="T89">]]</text:span></text:p>
      <text:p text:style-name="P93"><text:soft-page-break/>This query looks for ill-formed coordination: a node is attached as “conj” to a parent that lies somewhere to the right.</text:p>
      <text:p text:style-name="P109"><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31T17:59:06.574000000</dc:date>
    <dc:creator>Daniel Zeman</dc:creator>
    <meta:editing-duration>P6DT6H14M18S</meta:editing-duration>
    <meta:editing-cycles>130</meta:editing-cycles>
    <meta:generator>LibreOffice/5.3.1.2$Windows_X86_64 LibreOffice_project/e80a0e0fd1875e1696614d24c32df0f95f03deb2</meta:generator>
    <meta:document-statistic meta:table-count="0" meta:image-count="0" meta:object-count="0" meta:page-count="14" meta:paragraph-count="186" meta:word-count="4985" meta:character-count="34361" meta:non-whitespace-character-count="29524"/>
  </office:meta>
</office:document-meta>
</file>